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fdc" officeooo:paragraph-rsid="0012dfdc"/>
    </style:style>
    <style:style style:name="P2" style:family="paragraph" style:parent-style-name="Standard">
      <style:text-properties officeooo:rsid="0017a6dc" officeooo:paragraph-rsid="0017a6dc"/>
    </style:style>
    <style:style style:name="P3" style:family="paragraph" style:parent-style-name="Standard">
      <style:text-properties officeooo:rsid="0017ab06" officeooo:paragraph-rsid="0017ab06"/>
    </style:style>
    <style:style style:name="P4" style:family="paragraph" style:parent-style-name="Standard">
      <style:text-properties officeooo:rsid="001a323c" officeooo:paragraph-rsid="001a323c"/>
    </style:style>
    <style:style style:name="P5" style:family="paragraph" style:parent-style-name="Standard">
      <style:text-properties officeooo:rsid="001a323c" officeooo:paragraph-rsid="001a323c"/>
    </style:style>
    <style:style style:name="T1" style:family="text">
      <style:text-properties officeooo:rsid="00142783"/>
    </style:style>
    <style:style style:name="T2" style:family="text">
      <style:text-properties officeooo:rsid="0015f1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tackoverflow.com/questions/30757273/opencv-findcontours-complains-if-used-with-black-white-image" text:style-name="Internet_20_link" text:visited-style-name="Visited_20_Internet_20_Link">https://stackoverflow.com/questions/30757273/opencv-findcontours-complains-if-used-with-black-white-image</text:a></text:p>
      <text:p text:style-name="Standard"/>
      <text:p text:style-name="P1">I get this error: </text:p>
      <text:p text:style-name="Standard">File "main2.py", line 8, in &lt;module&gt;</text:p>
      <text:p text:style-name="Standard"><text:s text:c="4"/>ctrs, hier = cv2.findContours(im_th.copy(), cv2.RETR_EXTERNAL, cv2.CHAIN_APPROX_SIMPLE)</text:p>
      <text:p text:style-name="Standard">cv2.error: OpenCV(4.2.0) /io/opencv/modules/imgproc/src/contours.cpp:197: error: (-210:Unsupported format or combination of formats) [Start]FindContours supports only CV_8UC1 images when mode != CV_RETR_FLOODFILL otherwise supports CV_32SC1 images only in function 'cvStartFindContours_Impl'</text:p>
      <text:p text:style-name="Standard"/>
      <text:p text:style-name="P1">when using findContours, im_th must <text:span text:style-name="T2">come from</text:span> the grey scale image using cv2.cvtColor(im, cv2.COLOR_BGR<text:span text:style-name="T1">2</text:span>GRAY), </text:p>
      <text:p text:style-name="P1"/>
      <text:p text:style-name="P1">ret, im_th = cv2.threshold(im_gray, 90, 255, cv2.THRESH_BINARY_INV)#cv2.THRESH_BINARY) I made this mistake and it detects the border of the image</text:p>
      <text:p text:style-name="P1"/>
      <text:p text:style-name="P2">ctrs, hier = cv2.findContours(im_th.copy(), cv2.RETR_EXTERNAL, cv2.CHAIN_APPROX_SIMPLE), detects external contours, but the background must be set to black, using cv2.threshold.</text:p>
      <text:p text:style-name="P2"/>
      <text:p text:style-name="P3">When I download the model, I tried to run it I got this:</text:p>
      <text:p text:style-name="P2"><text:s text:c="4"/>raise TypeError(error_message, kwarg)</text:p>
      <text:p text:style-name="P2">TypeError: ('Keyword argument not understood:', 'groups')</text:p>
      <text:p text:style-name="P3">I had to update my keras and tensorflow of my pc</text:p>
      <text:p text:style-name="P3"/>
      <text:p text:style-name="P4">cv2.getPerspectiveTransform</text:p>
      <text:p text:style-name="P4">cv2.warpPerspective</text:p>
      <text:p text:style-name="P4">cv2.approxPolyDP</text:p>
      <text:p text:style-name="P4"/>
      <text:p text:style-name="P4"><text:a xlink:type="simple" xlink:href="https://www.youtube.com/watch?v=4eIBisqx9_g" text:style-name="Internet_20_link" text:visited-style-name="Visited_20_Internet_20_Link">https://www.youtube.com/watch?v=4eIBisqx9_g</text:a></text:p>
      <text:p text:style-name="P4"><text:a xlink:type="simple" xlink:href="https://www.youtube.com/watch?v=QR66rMS_ZfA" text:style-name="Internet_20_link" text:visited-style-name="Visited_20_Internet_20_Link">https://www.youtube.com/watch?v=QR66rMS_ZfA</text:a></text:p>
      <text:p text:style-name="P4">https://github.com/RiccardoGrin/dark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8" meta:word-count="135" meta:character-count="1363" meta:non-whitespace-character-count="1236"/>
  </office:meta>
</office:document-meta>
</file>